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源ノ角ゴシック JP Bold" svg:font-family="'源ノ角ゴシック JP Bold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876cm" fo:min-width="2.767cm" fo:padding-top="0.151cm" fo:padding-bottom="0.151cm" fo:padding-left="0.276cm" fo:padding-right="0.276cm"/>
    </style:style>
    <style:style style:name="gr2" style:family="graphic" style:parent-style-name="standard">
      <style:graphic-properties svg:stroke-width="0.706cm" svg:stroke-color="#000000" draw:marker-start="Arrow" draw:marker-start-width="1.259cm" draw:marker-end="Arrow" draw:marker-end-width="1.259cm" svg:stroke-opacity="40%" draw:textarea-vertical-align="middle" fo:padding-top="0.478cm" fo:padding-bottom="0.478cm" fo:padding-left="0.603cm" fo:padding-right="0.60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928cm" fo:min-width="2.819cm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源ノ角ゴシック JP Bold" fo:font-size="14pt" style:font-name-asian="源ノ角ゴシック JP Bold" style:font-size-asian="14pt" style:font-size-complex="14pt"/>
    </style:style>
    <style:style style:name="P3" style:family="paragraph">
      <loext:graphic-properties draw:fill="none" draw:fill-color="#ffffff"/>
      <style:text-properties style:font-name="源ノ角ゴシック JP Bold" fo:font-size="12pt" style:font-name-asian="源ノ角ゴシック JP Bold" style:font-size-asian="12pt" style:font-size-complex="12pt"/>
    </style:style>
    <style:style style:name="P4" style:family="paragraph">
      <loext:graphic-properties draw:fill="solid" draw:fill-color="#ffffff"/>
      <style:paragraph-properties fo:text-align="center"/>
      <style:text-properties style:font-name="源ノ角ゴシック JP Bold" fo:font-size="14pt" style:font-name-asian="源ノ角ゴシック JP Bold" style:font-size-asian="14pt" style:font-size-complex="14pt"/>
    </style:style>
    <style:style style:name="T1" style:family="text">
      <style:text-properties style:font-name="源ノ角ゴシック JP Bold" fo:font-size="14pt" style:font-name-asian="源ノ角ゴシック JP Bold" style:font-size-asian="14pt" style:font-size-complex="14pt"/>
    </style:style>
    <style:style style:name="T2" style:family="text">
      <style:text-properties style:font-name="源ノ角ゴシック JP Bold" fo:font-size="12pt" style:font-name-asian="源ノ角ゴシック JP Bold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xml:id="id1" draw:id="id1" draw:layer="layout" svg:width="3.319cm" svg:height="1.178cm" svg:x="5.659cm" svg:y="8.578cm">
          <text:p text:style-name="P1"><text:span text:style-name="T1">クライアント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319cm" svg:height="1.178cm" svg:x="5.659cm" svg:y="1.978cm">
          <text:p text:style-name="P1"><text:span text:style-name="T1">サーバ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7.318cm" svg:y1="8.578cm" svg:x2="7.318cm" svg:y2="3.156cm" draw:start-shape="id1" draw:start-glue-point="0" draw:end-shape="id2" draw:end-glue-point="2" svg:d="M7318 8578v-5422" svg:viewBox="0 0 1 5423">
          <text:p/>
        </draw:connector>
        <draw:frame draw:style-name="gr3" draw:text-style-name="P3" draw:layer="layout" svg:width="6.412cm" svg:height="2.093cm" svg:x="9.715cm" svg:y="4.936cm">
          <draw:text-box>
            <text:p><text:span text:style-name="T2">クライアントからのリクエスト</text:span></text:p>
            <text:p><text:span text:style-name="T2">サーバからのレスポンスを</text:span></text:p>
            <text:p><text:span text:style-name="T2">そのまま通す</text:span></text:p>
          </draw:text-box>
        </draw:frame>
        <draw:custom-shape draw:style-name="gr4" draw:text-style-name="P4" draw:layer="layout" svg:width="3.319cm" svg:height="1.178cm" svg:x="5.644cm" svg:y="5.286cm">
          <text:p text:style-name="P1"><text:span text:style-name="T1">トンネル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源ノ角ゴシック JP Bold" svg:font-family="'源ノ角ゴシック JP Bold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.2cm" fo:page-height="12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9T03:32:39.433000000</meta:creation-date>
    <dc:date>2017-08-09T03:43:46.155000000</dc:date>
    <meta:editing-duration>PT11M5S</meta:editing-duration>
    <meta:editing-cycles>2</meta:editing-cycles>
    <meta:generator>LibreOffice/5.0.4.2$Windows_x86 LibreOffice_project/2b9802c1994aa0b7dc6079e128979269cf95bc78</meta:generator>
    <meta:document-statistic meta:object-count="5"/>
  </office:meta>
</office:document-meta>
</file>